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4pt" fo:background-color="#ffffff" style:font-size-asian="14pt" style:font-size-complex="14pt"/>
    </style:style>
    <style:style style:name="P2" style:family="paragraph" style:parent-style-name="Standard">
      <style:text-properties fo:color="#000000" loext:opacity="100%" fo:background-color="#ffffff"/>
    </style:style>
    <style:style style:name="P3" style:family="paragraph" style:parent-style-name="Standard">
      <style:text-properties fo:color="#000000" loext:opacity="100%" fo:background-color="#ffffff"/>
    </style:style>
    <style:style style:name="P4" style:family="paragraph" style:parent-style-name="Standard" style:list-style-name="L1">
      <style:text-properties fo:color="#000000" loext:opacity="100%" officeooo:paragraph-rsid="002bc6c8" fo:background-color="#ffffff"/>
    </style:style>
    <style:style style:name="P5" style:family="paragraph" style:parent-style-name="Standard" style:list-style-name="L1">
      <style:text-properties fo:color="#000000" loext:opacity="100%" fo:background-color="#ffffff"/>
    </style:style>
    <style:style style:name="P6" style:family="paragraph" style:parent-style-name="Standard">
      <style:text-properties fo:color="#000000" loext:opacity="100%" fo:font-size="14pt" officeooo:paragraph-rsid="002b2a4c" fo:background-color="#ffffff" style:font-size-asian="14pt" style:font-size-complex="14pt"/>
    </style:style>
    <style:style style:name="T1" style:family="text">
      <style:text-properties officeooo:rsid="001f5898"/>
    </style:style>
    <style:style style:name="T2" style:family="text">
      <style:text-properties style:text-line-through-style="none" style:text-line-through-type="none" style:font-name="Arial" fo:font-size="12pt" fo:font-style="normal" style:text-underline-style="none" fo:font-weight="normal" officeooo:rsid="001f4c3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21e618"/>
    </style:style>
    <style:style style:name="T4" style:family="text">
      <style:text-properties officeooo:rsid="002398d9"/>
    </style:style>
    <style:style style:name="T5" style:family="text">
      <style:text-properties officeooo:rsid="00254b9a"/>
    </style:style>
    <style:style style:name="T6" style:family="text">
      <style:text-properties officeooo:rsid="0026554f"/>
    </style:style>
    <style:style style:name="T7" style:family="text">
      <style:text-properties fo:font-size="12pt" officeooo:rsid="001f5898" style:font-size-asian="12pt" style:font-size-complex="12pt"/>
    </style:style>
    <style:style style:name="T8" style:family="text">
      <style:text-properties officeooo:rsid="00283b86"/>
    </style:style>
    <style:style style:name="T9" style:family="text">
      <style:text-properties officeooo:rsid="002a617d"/>
    </style:style>
    <style:style style:name="T10" style:family="text">
      <style:text-properties officeooo:rsid="002b2a4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f5898" style:font-size-asian="14pt" style:font-size-complex="14pt"/>
    </style:style>
    <style:style style:name="T13" style:family="text">
      <style:text-properties fo:font-size="14pt" officeooo:rsid="0026554f" style:font-size-asian="14pt" style:font-size-complex="14pt"/>
    </style:style>
    <style:style style:name="T14" style:family="text">
      <style:text-properties fo:font-size="14pt" officeooo:rsid="002b2a4c" style:font-size-asian="14pt" style:font-size-complex="14pt"/>
    </style:style>
    <style:style style:name="T15" style:family="text">
      <style:text-properties fo:font-size="14pt" officeooo:rsid="0021e618" style:font-size-asian="14pt" style:font-size-complex="14pt"/>
    </style:style>
    <style:style style:name="T16" style:family="text">
      <style:text-properties fo:font-size="14pt" officeooo:rsid="00254b9a" style:font-size-asian="14pt" style:font-size-complex="14pt"/>
    </style:style>
    <style:style style:name="T17" style:family="text">
      <style:text-properties fo:font-size="14pt" officeooo:rsid="00283b86" style:font-size-asian="14pt" style:font-size-complex="14pt"/>
    </style:style>
    <style:style style:name="T18" style:family="text">
      <style:text-properties officeooo:rsid="002bc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7"/><text:span text:style-name="T11"><text:s text:c="4"/>PROJETO FUTURISTA <text:s text:c="2"/></text:span><text:s text:c="6"/></text:p>
      <text:p text:style-name="P2">Nome completo:Lucas Gabriel Laurindo <text:span text:style-name="T18">Escolate</text:span></text:p>
      <text:p text:style-name="P2"><text:span text:style-name="T8">E</text:span>ndereço:rua8 casa 231<text:span text:style-name="T2"/></text:p>
      <text:p text:style-name="P2"><text:span text:style-name="T6">LINKEDN</text:span>: <text:s text:c="75"/><text:span text:style-name="T2"/></text:p>
      <text:p text:style-name="P2"><text:span text:style-name="T8">D</text:span>ata de nascimento:10/02/2010 <text:s text:c="20"/><text:span text:style-name="T2"/></text:p>
      <text:p text:style-name="P2"><text:span text:style-name="T8">I</text:span>dade:15<text:span text:style-name="T2"/></text:p>
      <text:p text:style-name="P2"><text:span text:style-name="T1"><text:s text:c="64"/></text:span><text:span text:style-name="T7"><text:s/></text:span><text:span text:style-name="T12"><text:s text:c="2"/></text:span><text:span text:style-name="T13">O</text:span><text:span text:style-name="T12">bjetivo </text:span><text:span text:style-name="T13">P</text:span><text:span text:style-name="T12">rofissiona</text:span><text:span text:style-name="T14">l</text:span><text:span text:style-name="T12"> <text:s/></text:span><text:span text:style-name="T2"/></text:p>
      <text:p text:style-name="P2"><text:span text:style-name="T6">I</text:span><text:span text:style-name="T1">ngressar no mercado de trabalho e aplicar meus conhecimentos acadêmicos e experiências </text:span><text:span text:style-name="T18">E</text:span><text:span text:style-name="T1">m </text:span><text:span text:style-name="T8">A</text:span><text:span text:style-name="T1">dvocacia constituindo para o crescimento do escritório enquanto evoluo </text:span><text:span text:style-name="T6">P</text:span><text:span text:style-name="T1">rofissional e </text:span><text:span text:style-name="T18">P</text:span><text:span text:style-name="T1">essoal </text:span><text:span text:style-name="T2"/></text:p>
      <text:list text:style-name="L1">
        <text:list-header>
          <text:p text:style-name="P4"><text:s text:c="57"/><text:span text:style-name="T2"/></text:p>
          <text:p text:style-name="P5"><text:s text:c="52"/><text:span text:style-name="T11"><text:s/></text:span><text:span text:style-name="T13">F</text:span><text:span text:style-name="T15">ormação </text:span><text:span text:style-name="T16">A</text:span><text:span text:style-name="T15">cadêmica <text:s text:c="2"/></text:span><text:span text:style-name="T2"/></text:p>
        </text:list-header>
      </text:list>
      <text:p text:style-name="P2"><text:span text:style-name="T5">B</text:span>acharel<text:span text:style-name="T3">ado:</text:span><text:span text:style-name="T9">advocacia</text:span><text:span text:style-name="T2"/></text:p>
      <text:p text:style-name="P2"><text:span text:style-name="T5">U</text:span>niversidade:estados unidos <text:span text:style-name="T2"/></text:p>
      <text:p text:style-name="P2"><text:span text:style-name="T5">C</text:span>onclusão:2033<text:span text:style-name="T2"/></text:p>
      <text:p text:style-name="P2"><text:span text:style-name="T6">P</text:span>rincipal disciplina:<text:span text:style-name="T10">direito civil </text:span><text:span text:style-name="T2"/></text:p>
      <text:p text:style-name="P2"><text:span text:style-name="T5">P</text:span>rojeto realizado:<text:span text:style-name="T9">ajudei os pobre </text:span><text:span text:style-name="T2"/></text:p>
      <text:p text:style-name="P6"><text:s text:c="56"/><text:span text:style-name="T5">E</text:span><text:span text:style-name="T3">nsino </text:span><text:span text:style-name="T5">T</text:span><text:span text:style-name="T3">écnico </text:span><text:span text:style-name="T2"/></text:p>
      <text:p text:style-name="P1"/>
      <text:p text:style-name="P2"><text:span text:style-name="T5">U</text:span>niversidade:estados unidos para informática Básica <text:span text:style-name="T2"/></text:p>
      <text:p text:style-name="P2"><text:span text:style-name="T5">A</text:span>no de conclusão:2030<text:span text:style-name="T2"/></text:p>
      <text:p text:style-name="P2"><text:span text:style-name="T18">D</text:span>isciplinas principais:confecção<text:span text:style-name="T2"/></text:p>
      <text:p text:style-name="P2"><text:span text:style-name="T18">P</text:span>rojeto realizados:fiz jogos de ótima qualidade e realista e fiquei famoso <text:span text:style-name="T2"/></text:p>
      <text:p text:style-name="P2"><text:s text:c="1157"/></text:p>
      <text:p text:style-name="P2"/>
      <text:p text:style-name="P2"><text:span text:style-name="T6">B</text:span>acharelado:advocacia <text:span text:style-name="T2"/></text:p>
      <text:p text:style-name="P2"><text:span text:style-name="T6">U</text:span>niversidade:estados unidos<text:span text:style-name="T2"/></text:p>
      <text:p text:style-name="P2"><text:span text:style-name="T6">C</text:span>onclusão:2028<text:span text:style-name="T2"/></text:p>
      <text:p text:style-name="P2"><text:span text:style-name="T6">P</text:span>rincipais disciplinas:di<text:span text:style-name="T4">reito civil</text:span><text:span text:style-name="T2"/></text:p>
      <text:p text:style-name="P2"><text:span text:style-name="T6">D</text:span><text:span text:style-name="T4">estaque:</text:span>meu projeto ajudou muita gente <text:span text:style-name="T2"/></text:p>
      <text:p text:style-name="P2"/>
      <text:p text:style-name="P2"><text:span text:style-name="T6">C</text:span>urso:técnico </text:p>
      <text:p text:style-name="P2"><text:span text:style-name="T6">E</text:span>scola:emília <text:span text:style-name="T6">C</text:span>abral mota </text:p>
      <text:p text:style-name="P2"><text:span text:style-name="T6">C</text:span>onclusão:2017</text:p>
      <text:p text:style-name="P2"><text:span text:style-name="T6">P</text:span>rincipais disciplinas:fiz jogos de ótima qualidade </text:p>
      <text:p text:style-name="P2"><text:s text:c="34"/></text:p>
      <text:p text:style-name="P2"><text:s text:c="61"/><text:span text:style-name="T11"><text:s/></text:span><text:span text:style-name="T13">E</text:span><text:span text:style-name="T11">nsino médio 1 </text:span><text:span text:style-name="T13">técnic</text:span><text:span text:style-name="T17">o</text:span></text:p>
      <text:p text:style-name="P2"/>
      <text:p text:style-name="P2"><text:span text:style-name="T6">E</text:span>scola estadual emília <text:span text:style-name="T6">C</text:span>abral mota</text:p>
      <text:p text:style-name="P2"><text:span text:style-name="T6">C</text:span>idade:vale verde <text:span text:style-name="T6">IPABA</text:span> </text:p>
      <text:p text:style-name="P2"><text:span text:style-name="T6">C</text:span>onclusão:2027</text:p>
      <text:p text:style-name="P2"><text:span text:style-name="T6">P</text:span>rincipais disciplinas:aprender inglês </text:p>
      <text:p text:style-name="P2"><text:span text:style-name="T6">D</text:span>estaque:fiz jogos da cobrinha e outros</text:p>
      <text:p text:style-name="P2"><text:s/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78cm" style:type="center"/>
          <style:tab-stop style:position="17.75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78cm" style:type="center"/>
          <style:tab-stop style:position="17.75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78cm" style:type="center"/>
          <style:tab-stop style:position="17.75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.199cm" fo:margin-right="0.101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1:49.594147283</meta:creation-date>
    <dc:title>Documento modelo</dc:title>
    <meta:editing-duration>PT3H55M10S</meta:editing-duration>
    <meta:editing-cycles>13</meta:editing-cycles>
    <meta:generator>LibreOffice/7.4.7.2$Linux_X86_64 LibreOffice_project/40$Build-2</meta:generator>
    <dc:date>2025-06-16T16:02:16.064843705</dc:date>
    <meta:document-statistic meta:table-count="0" meta:image-count="0" meta:object-count="0" meta:page-count="3" meta:paragraph-count="38" meta:word-count="123" meta:character-count="2757" meta:non-whitespace-character-count="995"/>
    <meta:template xlink:type="simple" xlink:actuate="onRequest" xlink:title="Documento modelo" xlink:href="../../Modelos/Documento%20modelo.ott" meta:date="2025-05-07T13:31:48.429753428"/>
  </office:meta>
</office:document-meta>
</file>